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E0000009F67C1E1C5C9BEEBDC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Bold" svg:font-family="'Manjari Bold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09cm" svg:height="5.604cm" svg:x="4.937cm" svg:y="12.049cm">
          <draw:image xlink:href="Pictures/100000000000013E0000009F67C1E1C5C9BEEBDC.jpg" xlink:type="simple" xlink:show="embed" xlink:actuate="onLoad">
            <text:p text:style-name="P1">GENERATE AKAN NAME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Bold" svg:font-family="'Manjari Bold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Manjari Bold" fo:font-family="'Manjari Bold'" style:font-style-name="Bold" style:font-pitch="variable" fo:font-size="24pt" fo:font-weight="bol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06T13:46:05.350434130</dc:date>
    <meta:editing-duration>PT3M59S</meta:editing-duration>
    <meta:editing-cycles>1</meta:editing-cycles>
    <meta:document-statistic meta:object-count="1"/>
    <meta:generator>LibreOffice/6.0.7.3$Linux_X86_64 LibreOffice_project/00m0$Build-3</meta:generator>
  </office:meta>
</office:document-meta>
</file>